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d49" officeooo:paragraph-rsid="00014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ould you like to tes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4-20T11:45:30.839000000</dc:date>
    <meta:editing-duration>PT8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</office:meta>
</office:document-meta>
</file>